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ad73" officeooo:paragraph-rsid="0008ad73"/>
    </style:style>
    <style:style style:name="P2" style:family="paragraph" style:parent-style-name="Standard">
      <style:paragraph-properties fo:text-align="justify" style:justify-single-word="false"/>
      <style:text-properties officeooo:rsid="0008cd94" officeooo:paragraph-rsid="0008cd94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08cd94" officeooo:paragraph-rsid="0008cd94"/>
    </style:style>
    <style:style style:name="P4" style:family="paragraph" style:parent-style-name="Standard" style:list-style-name="L3">
      <style:paragraph-properties fo:text-align="justify" style:justify-single-word="false"/>
      <style:text-properties officeooo:rsid="0008cd94" officeooo:paragraph-rsid="0008cd94"/>
    </style:style>
    <style:style style:name="P5" style:family="paragraph" style:parent-style-name="Standard" style:list-style-name="L3">
      <style:paragraph-properties fo:text-align="justify" style:justify-single-word="false"/>
      <style:text-properties officeooo:rsid="000a65a5" officeooo:paragraph-rsid="000a65a5"/>
    </style:style>
    <style:style style:name="P6" style:family="paragraph" style:parent-style-name="Standard">
      <style:paragraph-properties fo:text-align="justify" style:justify-single-word="false"/>
      <style:text-properties officeooo:rsid="000a65a5" officeooo:paragraph-rsid="000a65a5"/>
    </style:style>
    <style:style style:name="P7" style:family="paragraph" style:parent-style-name="Standard">
      <style:paragraph-properties fo:text-align="justify" style:justify-single-word="false"/>
      <style:text-properties officeooo:rsid="000c4b6b" officeooo:paragraph-rsid="000c4b6b"/>
    </style:style>
    <style:style style:name="P8" style:family="paragraph" style:parent-style-name="Standard" style:list-style-name="L5">
      <style:paragraph-properties fo:text-align="justify" style:justify-single-word="false"/>
      <style:text-properties officeooo:rsid="000c4b6b" officeooo:paragraph-rsid="000c4b6b"/>
    </style:style>
    <style:style style:name="P9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8ad73" officeooo:paragraph-rsid="0008ad73" style:font-size-asian="22pt" style:font-weight-asian="bold" style:font-size-complex="22pt" style:font-weight-complex="bold"/>
    </style:style>
    <style:style style:name="T1" style:family="text">
      <style:text-properties officeooo:rsid="0008cd94"/>
    </style:style>
    <style:style style:name="T2" style:family="text">
      <style:text-properties officeooo:rsid="000a65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rackYourWay</text:p>
      <text:p text:style-name="P1"/>
      <text:p text:style-name="P1"/>
      <text:p text:style-name="P1"><text:tab/>Créer une application permettant de suivre en temps réel des coureurs de trail/crouse d’orientation (CO) dans le cadre d’une épreuve/course. <text:span text:style-name="T1">Les coureurs auront leur smartphone pendant la course qui géolocalise leur position. Une page internet permettra de suivre l’ensemble des coureurs d’une épreuve.</text:span></text:p>
      <text:p text:style-name="P1"/>
      <text:p text:style-name="P2">Lot 1 :</text:p>
      <text:list xml:id="list8640151732278985190" text:style-name="L2">
        <text:list-item>
          <text:p text:style-name="P3">Créer une interface pour 2 profils : utilisateur (coureur) et admin de course</text:p>
        </text:list-item>
        <text:list-item>
          <text:p text:style-name="P3">Créer un profil utilisateur (stocké en BDD), géolocaliser et envoyer à une BDD ses positions. </text:p>
        </text:list-item>
        <text:list-item>
          <text:p text:style-name="P3">Lister et classer l’ensemble des coureurs d’une épreuve (admin et user)</text:p>
        </text:list-item>
        <text:list-item>
          <text:p text:style-name="P3">Visualiser les coureurs sur une map (via application admin ou site internet : ouvert)</text:p>
        </text:list-item>
      </text:list>
      <text:p text:style-name="P2"/>
      <text:p text:style-name="P2">Lot 2 :</text:p>
      <text:list xml:id="list2706582199402566803" text:style-name="L3">
        <text:list-item>
          <text:p text:style-name="P4">Création d’équipe (apparition de la même couleur sur la visualisation de course)</text:p>
        </text:list-item>
        <text:list-item>
          <text:p text:style-name="P4">En cas de blessure, <text:span text:style-name="T2">l’utilisateur peut envoyer une photo qui fera une alerte à l’admin avec sa position</text:span></text:p>
        </text:list-item>
        <text:list-item>
          <text:p text:style-name="P5">Recherche et affichage par coureur (filtre de recherche)</text:p>
        </text:list-item>
      </text:list>
      <text:p text:style-name="P6"/>
      <text:p text:style-name="P7">Lot 3 :</text:p>
      <text:list xml:id="list254463552777263830" text:style-name="L5">
        <text:list-item>
          <text:p text:style-name="P8">Gestion d’event : l’admin peut créer un nouvel event qui envoie une notification(via application)/mail aux utilisateur avec les informations de la course (jour, distance…)</text:p>
        </text:list-item>
        <text:list-item>
          <text:p text:style-name="P8">Amélioration de la partie « Equipe » avec système « d’amis »/favoris à partir des contacts du téléphone</text:p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09:17:25.419052228</meta:creation-date>
    <dc:date>2016-10-12T09:47:04.304698426</dc:date>
    <meta:editing-duration>PT9M17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4" meta:word-count="195" meta:character-count="1194" meta:non-whitespace-character-count="1020"/>
  </office:meta>
</office:document-meta>
</file>